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" svg:font-family="system-ui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T1" style:family="text">
      <style:text-properties fo:font-variant="normal" fo:text-transform="none" style:font-name="system-ui" fo:font-size="12pt" fo:letter-spacing="normal" fo:font-style="normal" fo:font-weight="bold"/>
    </style:style>
    <style:style style:name="T2" style:family="text">
      <style:text-properties fo:font-variant="normal" fo:text-transform="none" style:font-name="system-ui" fo:font-size="12pt" fo:letter-spacing="normal" fo:font-style="normal" fo:font-weight="normal"/>
    </style:style>
    <style:style style:name="T3" style:family="text">
      <style:text-properties fo:font-variant="normal" fo:text-transform="none" fo:color="#9aa1ac" style:font-name="system-ui" fo:font-size="13.5pt" fo:letter-spacing="normal" fo:font-style="normal" fo:font-weight="normal"/>
    </style:style>
    <style:style style:name="T4" style:family="text">
      <style:text-properties fo:font-variant="normal" fo:text-transform="none" fo:color="#9aa1ac" style:font-name="system-ui" fo:font-size="13.5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9aa1ac" style:font-name="system-ui" fo:font-size="13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9aa1ac" style:font-name="system-ui" fo:font-size="13.5pt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9aa1ac" fo:letter-spacing="normal" fo:font-style="normal" fo:font-weight="normal"/>
    </style:style>
    <style:style style:name="T8" style:family="text">
      <style:text-properties fo:font-variant="normal" fo:text-transform="none" fo:color="#9aa1ac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9aa1ac" fo:font-size="13.5pt" fo:letter-spacing="normal" fo:font-style="normal" fo:font-weight="normal"/>
    </style:style>
    <style:style style:name="T10" style:family="text">
      <style:text-properties fo:font-variant="normal" fo:text-transform="none" fo:color="#9aa1ac" fo:font-size="13.5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9aa1ac" fo:font-size="13.5pt" fo:letter-spacing="norm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bold"/>
    </style:style>
    <style:style style:name="T14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font-variant="normal" fo:text-transform="none" fo:font-size="12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“</text:span><text:span text:style-name="T13">AI-Expert Interim Executives</text:span><text:span text:style-name="T12">, planning and implementation talent.” looks like it has a space after Executives and before the comma, but when I cut and paste it into a word processor it looks fine. <text:s/>Maybe it is just the way the site renders the font you used? <text:s/>Also, dark blue text over a black background does not show up well. <text:s/></text:span></text:p>
      <text:p text:style-name="P1"><text:span text:style-name="T12">“We provide AI-enabled interim executives and a senior delivery bench so your org can move fast with guardrails and visible outcomes.” <text:s/>should say “</text:span><text:span text:style-name="T12">We provide a senior interim planning execs, who typically stay on to ensure adequate handoff and continual plan optimizaion, while delivery execs support your team. <text:s/>Your organization can thus move fast with evolving AI-guardrails and visible outcomes, vendor agnostic and always keeping </text:span><text:span text:style-name="T14">your</text:span><text:span text:style-name="T12"> data in </text:span><text:span text:style-name="T14">your</text:span><text:span text:style-name="T12"> organization. </text:span><text:span text:style-name="T12">“</text:span></text:p>
      <text:p text:style-name="P1"><text:span text:style-name="T12"/></text:p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" svg:font-family="system-ui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9-23T18:58:13.35</meta:creation-date>
    <meta:document-statistic meta:table-count="0" meta:image-count="0" meta:object-count="0" meta:page-count="1" meta:paragraph-count="2" meta:word-count="132" meta:character-count="799"/>
    <dc:date>2025-09-23T19:43:31.21</dc:date>
    <dc:creator>Rick Ballard</dc:creator>
    <meta:editing-duration>PT30M7S</meta:editing-duration>
    <meta:editing-cycles>1</meta:editing-cycles>
    <meta:generator>OpenOffice/4.1.15$Win32 OpenOffice.org_project/4115m2$Build-9813</meta:generator>
  </office:meta>
</office:document-meta>
</file>